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alibri1" svg:font-family="Calibri"/>
    <style:font-face style:name="Symbol" svg:font-family="Symbol"/>
    <style:font-face style:name="Wingdings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Paragraph" style:list-style-name="L1"/>
    <style:style style:name="P2" style:family="paragraph" style:parent-style-name="List_20_Paragraph" style:list-style-name="L2"/>
    <style:style style:name="P3" style:family="paragraph" style:parent-style-name="List_20_Paragraph" style:list-style-name="L3"/>
    <style:style style:name="P4" style:family="paragraph" style:parent-style-name="List_20_Paragraph" style:list-style-name="L4"/>
    <style:style style:name="P5" style:family="paragraph" style:parent-style-name="List_20_Paragraph" style:list-style-name="L5"/>
    <style:style style:name="P6" style:family="paragraph" style:parent-style-name="List_20_Paragraph">
      <style:paragraph-properties fo:margin-left="3.175cm" fo:margin-right="0cm" fo:text-indent="0cm" style:auto-text-indent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tyle="italic" style:font-style-asian="italic"/>
    </style:style>
    <text:list-style style:name="L1">
      <text:list-level-style-bullet text:level="1" text:style-name="ListLabel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ListLabel_20_2" style:num-suffix="." text:bullet-char="o">
        <style:list-level-properties text:space-before="2.54cm" text:min-label-width="0.635cm"/>
        <style:text-properties style:font-name="Courier New"/>
      </text:list-level-style-bullet>
      <text:list-level-style-bullet text:level="3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ListLabel_20_2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ListLabel_20_2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ListLabel_20_3" style:num-suffix="." text:bullet-char="-">
        <style:list-level-properties text:space-before="3.175cm" text:min-label-width="0.635cm"/>
        <style:text-properties style:font-name="Calibri1"/>
      </text:list-level-style-bullet>
      <text:list-level-style-bullet text:level="2" text:style-name="ListLabel_20_2" style:num-suffix="." text:bullet-char="o">
        <style:list-level-properties text:space-before="4.445cm" text:min-label-width="0.635cm"/>
        <style:text-properties style:font-name="Courier New"/>
      </text:list-level-style-bullet>
      <text:list-level-style-bullet text:level="3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ListLabel_20_2" style:num-suffix="." text:bullet-char="o">
        <style:list-level-properties text:space-before="8.255cm" text:min-label-width="0.635cm"/>
        <style:text-properties style:font-name="Courier New"/>
      </text:list-level-style-bullet>
      <text:list-level-style-bullet text:level="6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ListLabel_20_2" style:num-suffix="." text:bullet-char="o">
        <style:list-level-properties text:space-before="12.065cm" text:min-label-width="0.635cm"/>
        <style:text-properties style:font-name="Courier New"/>
      </text:list-level-style-bullet>
      <text:list-level-style-bullet text:level="9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ListLabel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ListLabel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ListLabel_20_2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ListLabel_20_2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ListLabel_20_3" style:num-suffix="." text:bullet-char="-">
        <style:list-level-properties text:space-before="4.445cm" text:min-label-width="0.635cm"/>
        <style:text-properties style:font-name="Calibri1"/>
      </text:list-level-style-bullet>
      <text:list-level-style-bullet text:level="2" text:style-name="ListLabel_20_2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3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4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5" text:style-name="ListLabel_20_2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6" style:num-suffix="." text:bullet-char="">
        <style:list-level-properties text:space-before="10.795cm" text:min-label-width="0.635cm"/>
        <style:text-properties style:font-name="Wingdings"/>
      </text:list-level-style-bullet>
      <text:list-level-style-bullet text:level="7" style:num-suffix="." text:bullet-char="">
        <style:list-level-properties text:space-before="12.065cm" text:min-label-width="0.635cm"/>
        <style:text-properties style:font-name="Symbol"/>
      </text:list-level-style-bullet>
      <text:list-level-style-bullet text:level="8" text:style-name="ListLabel_20_2" style:num-suffix="." text:bullet-char="o">
        <style:list-level-properties text:space-before="13.335cm" text:min-label-width="0.635cm"/>
        <style:text-properties style:font-name="Courier New"/>
      </text:list-level-style-bullet>
      <text:list-level-style-bullet text:level="9" style:num-suffix="." text:bullet-char="">
        <style:list-level-properties text:space-before="14.60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LIENT INFORMATION SHEET</text:span></text:p>
      <text:list text:style-name="L1">
        <text:list-item>
          <text:p text:style-name="P1">Customer number</text:p>
        </text:list-item>
        <text:list-item>
          <text:p text:style-name="P1">Customer type (option below)</text:p>
        </text:list-item>
      </text:list>
      <text:list text:style-name="L2">
        <text:list-item>
          <text:p text:style-name="P2">Walk-in</text:p>
        </text:list-item>
        <text:list-item>
          <text:p text:style-name="P2">Marketed</text:p>
        </text:list-item>
        <text:list-item>
          <text:p text:style-name="P2">Others (please specify)</text:p>
        </text:list-item>
      </text:list>
      <text:list text:style-name="L1">
        <text:list-item>
          <text:p text:style-name="P1">Application number</text:p>
        </text:list-item>
        <text:list-item>
          <text:p text:style-name="P1">Application type (option below)</text:p>
        </text:list-item>
      </text:list>
      <text:list text:style-name="L2">
        <text:list-item>
          <text:p text:style-name="P2">New</text:p>
        </text:list-item>
        <text:list-item>
          <text:p text:style-name="P2"><text:bookmark-start text:name="DDE_LINK"/>Returnee<text:bookmark-end text:name="DDE_LINK"/></text:p>
        </text:list-item>
        <text:list-item>
          <text:p text:style-name="P2">Renewal + loancount</text:p>
        </text:list-item>
        <text:list-item>
          <text:p text:style-name="P2">Others (please specify)</text:p>
        </text:list-item>
      </text:list>
      <text:list text:style-name="L1">
        <text:list-item>
          <text:p text:style-name="P1">Date of application</text:p>
        </text:list-item>
        <text:list-item>
          <text:p text:style-name="P1">Interviewed by</text:p>
        </text:list-item>
      </text:list>
      <text:list text:style-name="L3">
        <text:list-item>
          <text:p text:style-name="P3">Loan application information</text:p>
        </text:list-item>
      </text:list>
      <text:list text:style-name="L4">
        <text:list-item>
          <text:p text:style-name="P4">Name of main <text:s/>borrower</text:p>
        </text:list-item>
        <text:list-item>
          <text:p text:style-name="P4">Age of the main borrower <text:span text:style-name="T2">(input birthday)</text:span></text:p>
        </text:list-item>
        <text:list-item>
          <text:p text:style-name="P4">Joint borrower’s name</text:p>
        </text:list-item>
        <text:list-item>
          <text:p text:style-name="P4">Age of the joint borrower <text:span text:style-name="T2">(input birthday)</text:span></text:p>
        </text:list-item>
        <text:list-item>
          <text:p text:style-name="P4">Relationship to the main borrower</text:p>
        </text:list-item>
        <text:list-item>
          <text:p text:style-name="P4">Co-maker’s name</text:p>
        </text:list-item>
        <text:list-item>
          <text:p text:style-name="P4">Age of the co-maker <text:span text:style-name="T2">(input birthday)</text:span></text:p>
        </text:list-item>
        <text:list-item>
          <text:p text:style-name="P4">Relationship to the main borrower</text:p>
        </text:list-item>
        <text:list-item>
          <text:p text:style-name="P4">Loan amount applied</text:p>
        </text:list-item>
        <text:list-item>
          <text:p text:style-name="P4">Purpose of loan</text:p>
        </text:list-item>
        <text:list-item>
          <text:p text:style-name="P4">Other loan acquired (other bank/lending)</text:p>
          <text:list>
            <text:list-item>
              <text:p text:style-name="P4">Kind of loan</text:p>
            </text:list-item>
            <text:list-item>
              <text:p text:style-name="P4">name of firm where loan was acquired</text:p>
            </text:list-item>
            <text:list-item>
              <text:p text:style-name="P4"><text:soft-page-break/>address of the firm where loan was acquired</text:p>
            </text:list-item>
            <text:list-item>
              <text:p text:style-name="P4">amount loaned</text:p>
            </text:list-item>
            <text:list-item>
              <text:p text:style-name="P4">date granted</text:p>
            </text:list-item>
            <text:list-item>
              <text:p text:style-name="P4">maturity date</text:p>
            </text:list-item>
            <text:list-item>
              <text:p text:style-name="P4">loan term</text:p>
            </text:list-item>
            <text:list-item>
              <text:p text:style-name="P4">interest rate</text:p>
            </text:list-item>
            <text:list-item>
              <text:p text:style-name="P4">mode of payment</text:p>
            </text:list-item>
            <text:list-item>
              <text:p text:style-name="P4">amount paid per schedule</text:p>
            </text:list-item>
            <text:list-item>
              <text:p text:style-name="P4">loan collaterals</text:p>
            </text:list-item>
            <text:list-item>
              <text:p text:style-name="P4">loan remarks </text:p>
            </text:list-item>
            <text:list-item>
              <text:p text:style-name="P4">Others (please specify)</text:p>
            </text:list-item>
          </text:list>
        </text:list-item>
        <text:list-item>
          <text:p text:style-name="P4">Nature of business</text:p>
          <text:list>
            <text:list-item>
              <text:p text:style-name="P4">Store name</text:p>
            </text:list-item>
            <text:list-item>
              <text:p text:style-name="P4">Store address</text:p>
            </text:list-item>
            <text:list-item>
              <text:p text:style-name="P4">Existence of business</text:p>
            </text:list-item>
            <text:list-item>
              <text:p text:style-name="P4">Capital invested</text:p>
            </text:list-item>
            <text:list-item>
              <text:p text:style-name="P4">Store size</text:p>
            </text:list-item>
            <text:list-item>
              <text:p text:style-name="P4"/>
            </text:list-item>
            <text:list-item>
              <text:p text:style-name="P4">Average daily sales</text:p>
            </text:list-item>
            <text:list-item>
              <text:p text:style-name="P4">Business hours</text:p>
            </text:list-item>
            <text:list-item>
              <text:p text:style-name="P4">Business days</text:p>
            </text:list-item>
            <text:list-item>
              <text:p text:style-name="P4">Others (please specify)</text:p>
            </text:list-item>
          </text:list>
        </text:list-item>
        <text:list-item>
          <text:p text:style-name="P4"><text:s/>Properties and etc. to be offered as collateral</text:p>
          <text:list>
            <text:list-item>
              <text:p text:style-name="P4">Appliances</text:p>
              <text:list>
                <text:list-item>
                  <text:p text:style-name="P4">Kind</text:p>
                </text:list-item>
                <text:list-item>
                  <text:p text:style-name="P4">Brand</text:p>
                </text:list-item>
                <text:list-item>
                  <text:p text:style-name="P4">Model</text:p>
                </text:list-item>
                <text:list-item>
                  <text:p text:style-name="P4">Date acquired</text:p>
                </text:list-item>
                <text:list-item>
                  <text:p text:style-name="P4">Others (please specify)</text:p>
                </text:list-item>
              </text:list>
            </text:list-item>
            <text:list-item>
              <text:p text:style-name="P4"><text:soft-page-break/>Vehicles</text:p>
              <text:list>
                <text:list-item>
                  <text:p text:style-name="P4">Type</text:p>
                </text:list-item>
                <text:list-item>
                  <text:p text:style-name="P4">Make</text:p>
                </text:list-item>
                <text:list-item>
                  <text:p text:style-name="P4">Model</text:p>
                </text:list-item>
                <text:list-item>
                  <text:p text:style-name="P4">Date acquired</text:p>
                </text:list-item>
                <text:list-item>
                  <text:p text:style-name="P4">Others (please specify)</text:p>
                </text:list-item>
              </text:list>
            </text:list-item>
            <text:list-item>
              <text:p text:style-name="P4">Real state</text:p>
              <text:list>
                <text:list-item>
                  <text:p text:style-name="P4">Classification</text:p>
                </text:list-item>
                <text:list-item>
                  <text:p text:style-name="P4">Vicinity</text:p>
                </text:list-item>
                <text:list-item>
                  <text:p text:style-name="P4">Size </text:p>
                </text:list-item>
                <text:list-item>
                  <text:p text:style-name="P4">Others (please specify)</text:p>
                </text:list-item>
              </text:list>
            </text:list-item>
          </text:list>
        </text:list-item>
      </text:list>
      <text:list text:style-name="L3" text:continue-numbering="true">
        <text:list-item>
          <text:p text:style-name="P3">Main borrower information</text:p>
        </text:list-item>
      </text:list>
      <text:list text:style-name="L4">
        <text:list-item>
          <text:p text:style-name="P4">Civil status</text:p>
          <text:list>
            <text:list-item>
              <text:p text:style-name="P4">If married :</text:p>
              <text:list>
                <text:list-item>
                  <text:p text:style-name="P4">Spouse name</text:p>
                </text:list-item>
                <text:list-item>
                  <text:p text:style-name="P4">Spouse current address</text:p>
                </text:list-item>
                <text:list-item>
                  <text:p text:style-name="P4">Spouse home address</text:p>
                </text:list-item>
                <text:list-item>
                  <text:p text:style-name="P4">Age of spouse <text:span text:style-name="T2">(input birthday)</text:span></text:p>
                </text:list-item>
              </text:list>
            </text:list-item>
          </text:list>
        </text:list-item>
        <text:list-item>
          <text:p text:style-name="P4">Current address</text:p>
        </text:list-item>
        <text:list-item>
          <text:p text:style-name="P4">Home address</text:p>
        </text:list-item>
        <text:list-item>
          <text:p text:style-name="P4">Residency (option below)</text:p>
        </text:list-item>
      </text:list>
      <text:list text:style-name="L5">
        <text:list-item>
          <text:p text:style-name="P5"><text:s/>Owned</text:p>
        </text:list-item>
        <text:list-item>
          <text:p text:style-name="P5">Rented</text:p>
        </text:list-item>
        <text:list-item>
          <text:p text:style-name="P5">Free use</text:p>
        </text:list-item>
        <text:list-item>
          <text:p text:style-name="P5">Living with</text:p>
        </text:list-item>
        <text:list-item>
          <text:p text:style-name="P5">Others (please specify)</text:p>
        </text:list-item>
      </text:list>
      <text:list text:style-name="L4">
        <text:list-item>
          <text:p text:style-name="P4">Telephone number</text:p>
        </text:list-item>
        <text:list-item>
          <text:p text:style-name="P4">Children if any :</text:p>
          <text:list>
            <text:list-item>
              <text:p text:style-name="P4">Birth order</text:p>
            </text:list-item>
            <text:list-item>
              <text:p text:style-name="P4"><text:soft-page-break/>Birthday</text:p>
            </text:list-item>
            <text:list-item>
              <text:p text:style-name="P4">School level</text:p>
              <text:list>
                <text:list-item>
                  <text:p text:style-name="P4">If college :</text:p>
                  <text:list>
                    <text:list-item>
                      <text:p text:style-name="P4">Course attended</text:p>
                    </text:list-item>
                  </text:list>
                </text:list-item>
              </text:list>
            </text:list-item>
            <text:list-item>
              <text:p text:style-name="P4">School attended</text:p>
            </text:list-item>
            <text:list-item>
              <text:p text:style-name="P4">If working :</text:p>
              <text:list>
                <text:list-item>
                  <text:p text:style-name="P4"/>
                </text:list-item>
                <text:list-item>
                  <text:p text:style-name="P4">Employer</text:p>
                </text:list-item>
                <text:list-item>
                  <text:p text:style-name="P4">Employer address</text:p>
                </text:list-item>
                <text:list-item>
                  <text:p text:style-name="P4">Job description</text:p>
                </text:list-item>
                <text:list-item>
                  <text:p text:style-name="P4">Employment status</text:p>
                </text:list-item>
                <text:list-item>
                  <text:p text:style-name="P4">Length of service</text:p>
                </text:list-item>
                <text:list-item>
                  <text:p text:style-name="P4">Compensation</text:p>
                </text:list-item>
                <text:list-item>
                  <text:p text:style-name="P4">Others (please specify)</text:p>
                </text:list-item>
              </text:list>
            </text:list-item>
          </text:list>
        </text:list-item>
        <text:list-item>
          <text:p text:style-name="P4">Professional background</text:p>
          <text:list>
            <text:list-item>
              <text:p text:style-name="P4">School</text:p>
            </text:list-item>
            <text:list-item>
              <text:p text:style-name="P4">Profession acquired</text:p>
            </text:list-item>
            <text:list-item>
              <text:p text:style-name="P4">Date graduated</text:p>
            </text:list-item>
            <text:list-item>
              <text:p text:style-name="P4">Others (please specify)</text:p>
            </text:list-item>
          </text:list>
        </text:list-item>
        <text:list-item>
          <text:p text:style-name="P4">Employment records</text:p>
          <text:list>
            <text:list-item>
              <text:p text:style-name="P4">Employer</text:p>
            </text:list-item>
            <text:list-item>
              <text:p text:style-name="P4">Employer address</text:p>
            </text:list-item>
            <text:list-item>
              <text:p text:style-name="P4">Job description</text:p>
            </text:list-item>
            <text:list-item>
              <text:p text:style-name="P4">Employment status</text:p>
            </text:list-item>
            <text:list-item>
              <text:p text:style-name="P4">Length of service</text:p>
            </text:list-item>
            <text:list-item>
              <text:p text:style-name="P4">Compensation</text:p>
            </text:list-item>
            <text:list-item>
              <text:p text:style-name="P4">Others (please specify)</text:p>
            </text:list-item>
          </text:list>
        </text:list-item>
        <text:list-item>
          <text:p text:style-name="P4">Other source of income</text:p>
          <text:list>
            <text:list-item>
              <text:p text:style-name="P4">Source</text:p>
            </text:list-item>
            <text:list-item>
              <text:p text:style-name="P4"><text:soft-page-break/>Income per month</text:p>
            </text:list-item>
            <text:list-item>
              <text:p text:style-name="P4">Other (please specify)</text:p>
            </text:list-item>
          </text:list>
        </text:list-item>
        <text:list-item>
          <text:p text:style-name="P4">Bank accounts</text:p>
          <text:list>
            <text:list-item>
              <text:p text:style-name="P4">Saving</text:p>
              <text:list>
                <text:list-item>
                  <text:p text:style-name="P4">Bank</text:p>
                </text:list-item>
                <text:list-item>
                  <text:p text:style-name="P4">Bank address</text:p>
                </text:list-item>
                <text:list-item>
                  <text:p text:style-name="P4">Signatories</text:p>
                </text:list-item>
                <text:list-item>
                  <text:p text:style-name="P4">Status</text:p>
                </text:list-item>
              </text:list>
            </text:list-item>
            <text:list-item>
              <text:p text:style-name="P4">checking</text:p>
              <text:list>
                <text:list-item>
                  <text:p text:style-name="P4">Bank address</text:p>
                </text:list-item>
                <text:list-item>
                  <text:p text:style-name="P4">Signatories</text:p>
                </text:list-item>
                <text:list-item>
                  <text:p text:style-name="P4">Status</text:p>
                </text:list-item>
              </text:list>
            </text:list-item>
          </text:list>
        </text:list-item>
      </text:list>
      <text:list text:style-name="L3" text:continue-numbering="true">
        <text:list-item>
          <text:p text:style-name="P3">Joint borrower information</text:p>
        </text:list-item>
      </text:list>
      <text:list text:style-name="L4">
        <text:list-item>
          <text:p text:style-name="P4">Civil status</text:p>
          <text:list>
            <text:list-item>
              <text:p text:style-name="P4">If married :</text:p>
              <text:list>
                <text:list-item>
                  <text:p text:style-name="P4">Spouse name</text:p>
                </text:list-item>
                <text:list-item>
                  <text:p text:style-name="P4">Spouse current address</text:p>
                </text:list-item>
                <text:list-item>
                  <text:p text:style-name="P4">Spouse home address</text:p>
                </text:list-item>
                <text:list-item>
                  <text:p text:style-name="P4">Age of spouse <text:span text:style-name="T2">(input birthday)</text:span></text:p>
                </text:list-item>
              </text:list>
            </text:list-item>
          </text:list>
        </text:list-item>
        <text:list-item>
          <text:p text:style-name="P4">Current address</text:p>
        </text:list-item>
        <text:list-item>
          <text:p text:style-name="P4">Home address</text:p>
        </text:list-item>
        <text:list-item>
          <text:p text:style-name="P4">Telephone number</text:p>
        </text:list-item>
        <text:list-item>
          <text:p text:style-name="P4">Main source of income</text:p>
          <text:list>
            <text:list-item>
              <text:p text:style-name="P4">Source</text:p>
            </text:list-item>
            <text:list-item>
              <text:p text:style-name="P4"/>
            </text:list-item>
            <text:list-item>
              <text:p text:style-name="P4">Income per month</text:p>
            </text:list-item>
            <text:list-item>
              <text:p text:style-name="P4">Other (please specify)</text:p>
            </text:list-item>
          </text:list>
        </text:list-item>
        <text:list-item>
          <text:p text:style-name="P4">Professional background</text:p>
          <text:list>
            <text:list-item>
              <text:p text:style-name="P4">School</text:p>
            </text:list-item>
            <text:list-item>
              <text:p text:style-name="P4"><text:soft-page-break/>Profession acquired</text:p>
            </text:list-item>
            <text:list-item>
              <text:p text:style-name="P4">Date graduated</text:p>
            </text:list-item>
            <text:list-item>
              <text:p text:style-name="P4">Others (please specify)</text:p>
            </text:list-item>
          </text:list>
        </text:list-item>
        <text:list-item>
          <text:p text:style-name="P4">Employment records</text:p>
          <text:list>
            <text:list-item>
              <text:p text:style-name="P4">Employer</text:p>
            </text:list-item>
            <text:list-item>
              <text:p text:style-name="P4">Employer address</text:p>
            </text:list-item>
            <text:list-item>
              <text:p text:style-name="P4">Job description</text:p>
            </text:list-item>
            <text:list-item>
              <text:p text:style-name="P4">Employment status</text:p>
            </text:list-item>
            <text:list-item>
              <text:p text:style-name="P4">Length of service</text:p>
            </text:list-item>
            <text:list-item>
              <text:p text:style-name="P4">Compensation</text:p>
            </text:list-item>
            <text:list-item>
              <text:p text:style-name="P4">Others (please specify)</text:p>
            </text:list-item>
          </text:list>
        </text:list-item>
        <text:list-item>
          <text:p text:style-name="P4">Other source of income</text:p>
          <text:list>
            <text:list-item>
              <text:p text:style-name="P4">Source</text:p>
            </text:list-item>
            <text:list-item>
              <text:p text:style-name="P4">Income per month</text:p>
            </text:list-item>
            <text:list-item>
              <text:p text:style-name="P4">Other (please specify)</text:p>
            </text:list-item>
          </text:list>
        </text:list-item>
      </text:list>
      <text:list text:style-name="L3" text:continue-numbering="true">
        <text:list-item>
          <text:p text:style-name="P3">Co-maker information</text:p>
        </text:list-item>
      </text:list>
      <text:list text:style-name="L4">
        <text:list-item>
          <text:p text:style-name="P4">Civil status</text:p>
          <text:list>
            <text:list-item>
              <text:p text:style-name="P4">If married :</text:p>
              <text:list>
                <text:list-item>
                  <text:p text:style-name="P4">Spouse name</text:p>
                </text:list-item>
                <text:list-item>
                  <text:p text:style-name="P4">Spouse current address</text:p>
                </text:list-item>
                <text:list-item>
                  <text:p text:style-name="P4">Spouse home address</text:p>
                </text:list-item>
                <text:list-item>
                  <text:p text:style-name="P4">Age of spouse <text:span text:style-name="T2">(input birthday)</text:span></text:p>
                </text:list-item>
              </text:list>
            </text:list-item>
          </text:list>
        </text:list-item>
        <text:list-item>
          <text:p text:style-name="P4">Current address</text:p>
        </text:list-item>
        <text:list-item>
          <text:p text:style-name="P4">Home address</text:p>
        </text:list-item>
        <text:list-item>
          <text:p text:style-name="P4">Telephone number</text:p>
        </text:list-item>
        <text:list-item>
          <text:p text:style-name="P4">Main source of income</text:p>
          <text:list>
            <text:list-item>
              <text:p text:style-name="P4">Source</text:p>
            </text:list-item>
            <text:list-item>
              <text:p text:style-name="P4">Income per month</text:p>
            </text:list-item>
            <text:list-item>
              <text:p text:style-name="P4">Other (please specify)</text:p>
            </text:list-item>
          </text:list>
        </text:list-item>
        <text:list-item>
          <text:p text:style-name="P4"><text:soft-page-break/>Professional background</text:p>
          <text:list>
            <text:list-item>
              <text:p text:style-name="P4">School</text:p>
            </text:list-item>
            <text:list-item>
              <text:p text:style-name="P4">Profession acquired</text:p>
            </text:list-item>
            <text:list-item>
              <text:p text:style-name="P4">Date graduated</text:p>
            </text:list-item>
            <text:list-item>
              <text:p text:style-name="P4">Others (please specify)</text:p>
            </text:list-item>
          </text:list>
        </text:list-item>
        <text:list-item>
          <text:p text:style-name="P4">Employment records</text:p>
          <text:list>
            <text:list-item>
              <text:p text:style-name="P4">Employer</text:p>
            </text:list-item>
            <text:list-item>
              <text:p text:style-name="P4">Employer address</text:p>
            </text:list-item>
            <text:list-item>
              <text:p text:style-name="P4">Job description</text:p>
            </text:list-item>
            <text:list-item>
              <text:p text:style-name="P4">Employment status</text:p>
            </text:list-item>
            <text:list-item>
              <text:p text:style-name="P4">Length of service</text:p>
            </text:list-item>
            <text:list-item>
              <text:p text:style-name="P4">Compensation</text:p>
            </text:list-item>
            <text:list-item>
              <text:p text:style-name="P4">Others (please specify)</text:p>
            </text:list-item>
          </text:list>
        </text:list-item>
        <text:list-item>
          <text:p text:style-name="P4"/>
        </text:list-item>
        <text:list-item>
          <text:p text:style-name="P4">Other source of income</text:p>
          <text:list>
            <text:list-item>
              <text:p text:style-name="P4">Source</text:p>
            </text:list-item>
            <text:list-item>
              <text:p text:style-name="P4">Income per month</text:p>
            </text:list-item>
            <text:list-item>
              <text:p text:style-name="P4">Other (please specify)</text:p>
            </text:list-item>
          </text:list>
        </text:list-item>
      </text:list>
      <text:list text:style-name="L3" text:continue-numbering="true">
        <text:list-item>
          <text:p text:style-name="P3">Other information about the application (annotation)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1" svg:font-family="Calibri"/>
    <style:font-face style:name="Symbol" svg:font-family="Symbol"/>
    <style:font-face style:name="Wingdings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DocumentMap" style:family="text"/>
    <style:style style:name="No_20_List" style:display-name="No List" style:family="text"/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alibri2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rameses</dc:creator>
    <dc:date>2011-08-02T17:31:25</dc:date>
    <meta:editing-cycles>4</meta:editing-cycles>
    <meta:editing-duration>PT2H18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92" meta:word-count="461" meta:character-count="3125"/>
  </office:meta>
</office:document-meta>
</file>